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NF 13315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NF 13329 - mens. 1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2-09" calcext:value-type="date">
            <text:p>09/12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NF 13343 - mens. 1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6-01-12" calcext:value-type="date">
            <text:p>12/01/2026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6-01-31" calcext:value-type="date">
            <text:p>31/01/2026</text:p>
          </table:table-cell>
          <table:table-cell table:style-name="ce63" office:value-type="string" calcext:value-type="string">
            <text:p>NF 13357 - mens. 01/2026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8]-[.F8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8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4.240062268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4.243179215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4.2502628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30:04.717611282</dc:date>
    <meta:print-date>2014-03-31T11:38:55.658630431</meta:print-date>
    <dc:language>pt-PT</dc:language>
    <meta:editing-cycles>537</meta:editing-cycles>
    <meta:editing-duration>P2DT13H25M54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